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D0000005AC301C6A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3.71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8.69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5.95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2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90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2.64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2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9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7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8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2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9.57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6.33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7.09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6.83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12.3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45cm" fo:min-width="0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9.00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73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3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13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6.58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12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12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9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46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12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83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3.07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4.63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55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20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9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95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7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3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8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5.1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4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7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5.24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1.82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22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33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8.59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14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39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4.8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0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19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91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43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50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9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4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6.5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28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99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5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7cm" fo:min-width="0.88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8.311cm" fo:padding-top="0cm" fo:padding-bottom="0cm" fo:padding-left="0cm" fo:padding-right="0cm"/>
    </style:style>
    <style:style style:name="gr77" style:family="graphic" style:parent-style-name="standard">
      <style:graphic-properties draw:stroke="solid" svg:stroke-color="#000000" draw:fill="none"/>
    </style:style>
    <style:style style:name="gr78" style:family="graphic" style:parent-style-name="standard">
      <style:graphic-properties draw:stroke="dash" svg:stroke-color="#808080" draw:fill="none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8.6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231f20" fo:font-family="'Times New Roman'" fo:font-size="9.80000019073486pt" style:font-size-asian="9.80000019073486pt" style:font-family-complex="'Times New Roman'" style:font-size-complex="9.80000019073486pt"/>
    </style:style>
    <style:style style:name="T2" style:family="text">
      <style:text-properties fo:color="#231f20" fo:font-family="'Times New Roman'" fo:font-size="18pt" fo:font-weight="bold" style:font-size-asian="18pt" style:font-family-complex="'Times New Roman'" style:font-size-complex="18pt" style:font-weight-complex="bold"/>
    </style:style>
    <style:style style:name="T3" style:family="text">
      <style:text-properties fo:color="#231f20" fo:font-family="'Times New Roman'" fo:font-size="14.3000001907349pt" fo:font-weight="bold" style:font-size-asian="14.3000001907349pt" style:font-family-complex="'Times New Roman'" style:font-size-complex="14.3000001907349pt" style:font-weight-complex="bold"/>
    </style:style>
    <style:style style:name="T4" style:family="text">
      <style:text-properties fo:color="#231f20" fo:font-family="'Times New Roman'" fo:font-size="12pt" fo:font-style="italic" fo:font-weight="bold" style:font-size-asian="12pt" style:font-family-complex="'Times New Roman'" style:font-size-complex="12pt" style:font-style-complex="italic" style:font-weight-complex="bold"/>
    </style:style>
    <style:style style:name="T5" style:family="text">
      <style:text-properties fo:color="#333898" fo:font-family="'Times New Roman'" fo:font-size="15pt" fo:font-weight="bold" style:font-size-asian="15pt" style:font-family-complex="'Times New Roman'" style:font-size-complex="15pt" style:font-weight-complex="bold"/>
    </style:style>
    <style:style style:name="T6" style:family="text">
      <style:text-properties fo:color="#231f20" fo:font-family="'Times New Roman'" fo:font-size="12pt" fo:font-weight="bold" style:font-size-asian="12pt" style:font-family-complex="'Times New Roman'" style:font-size-complex="12pt" style:font-weight-complex="bold"/>
    </style:style>
    <style:style style:name="T7" style:family="text">
      <style:text-properties fo:color="#231f20" fo:font-family="'Times New Roman'" fo:font-size="9pt" fo:font-weight="bold" style:font-size-asian="9pt" style:font-family-complex="'Times New Roman'" style:font-size-complex="9pt" style:font-weight-complex="bold"/>
    </style:style>
    <style:style style:name="T8" style:family="text">
      <style:text-properties fo:color="#231f20" fo:font-family="'Times New Roman'" fo:font-size="8.30000019073486pt" fo:font-weight="bold" style:font-size-asian="8.30000019073486pt" style:font-family-complex="'Times New Roman'" style:font-size-complex="8.30000019073486pt" style:font-weight-complex="bold"/>
    </style:style>
    <style:style style:name="T9" style:family="text">
      <style:text-properties fo:color="#231f20" fo:font-family="'Times New Roman'" fo:font-size="14.3000001907349pt" style:font-size-asian="14.3000001907349pt" style:font-family-complex="'Times New Roman'" style:font-size-complex="14.3000001907349pt"/>
    </style:style>
    <style:style style:name="T10" style:family="text">
      <style:text-properties fo:color="#231f20" fo:font-family="'Times New Roman'" fo:font-size="9.80000019073486pt" fo:font-style="italic" style:font-size-asian="9.80000019073486pt" style:font-family-complex="'Times New Roman'" style:font-size-complex="9.80000019073486pt" style:font-style-complex="italic"/>
    </style:style>
    <style:style style:name="T11" style:family="text">
      <style:text-properties fo:color="#231f20" fo:font-family="'Times New Roman'" fo:font-size="12pt" style:font-size-asian="12pt" style:font-family-complex="'Times New Roman'" style:font-size-complex="12pt"/>
    </style:style>
    <style:style style:name="T12" style:family="text">
      <style:text-properties fo:color="#231f20" fo:font-family="'Times New Roman'" fo:font-size="8.30000019073486pt" style:font-size-asian="8.30000019073486pt" style:font-family-complex="'Times New Roman'" style:font-size-complex="8.30000019073486pt"/>
    </style:style>
    <style:style style:name="T13" style:family="text">
      <style:text-properties fo:color="#231f20" fo:font-family="'Times New Roman'" fo:font-size="10pt" style:font-size-asian="10pt" style:font-family-complex="'Times New Roman'" style:font-size-complex="10pt"/>
    </style:style>
    <style:style style:name="T14" style:family="text">
      <style:text-properties fo:color="#ffffff" fo:font-family="'Times New Roman'" fo:font-size="12pt" style:font-size-asian="12pt" style:font-family-complex="'Times New Roman'" style:font-size-complex="12pt"/>
    </style:style>
    <style:style style:name="T15" style:family="text">
      <style:text-properties fo:color="#231f20" fo:font-family="'Times New Roman'" fo:font-size="12pt" fo:font-style="italic" style:font-size-asian="12pt" style:font-family-complex="'Times New Roman'" style:font-size-complex="12pt" style:font-style-complex="italic"/>
    </style:style>
    <style:style style:name="T16" style:family="text">
      <style:text-properties fo:color="#231f20" fo:font-family="'Times New Roman'" fo:font-size="11pt" fo:font-style="italic" style:font-size-asian="11pt" style:font-family-complex="'Times New Roman'" style:font-size-complex="11pt" style:font-style-complex="italic"/>
    </style:style>
    <style:style style:name="T17" style:family="text">
      <style:text-properties fo:color="#231f20" fo:font-family="'Times New Roman'" fo:font-size="11pt" fo:font-style="italic" fo:font-weight="bold" style:font-size-asian="11pt" style:font-family-complex="'Times New Roman'" style:font-size-complex="11pt" style:font-style-complex="italic" style:font-weight-complex="bold"/>
    </style:style>
    <style:style style:name="T18" style:family="text">
      <style:text-properties fo:color="#231f20" fo:font-family="'Times New Roman'" fo:font-size="11.3000001907349pt" style:font-size-asian="11.3000001907349pt" style:font-family-complex="'Times New Roman'" style:font-size-complex="11.3000001907349pt"/>
    </style:style>
    <style:style style:name="T19" style:family="text">
      <style:text-properties fo:color="#231f20" fo:font-family="'Times New Roman'" fo:font-size="10pt" fo:font-weight="bold" style:font-size-asian="10pt" style:font-family-complex="'Times New Roman'" style:font-size-complex="10pt" style:font-weight-complex="bold"/>
    </style:style>
    <style:style style:name="T20" style:family="text">
      <style:text-properties fo:color="#333898" fo:font-family="'Times New Roman'" fo:font-size="14.3000001907349pt" fo:font-weight="bold" style:font-size-asian="14.3000001907349pt" style:font-family-complex="'Times New Roman'" style:font-size-complex="14.3000001907349pt" style:font-weight-complex="bold"/>
    </style:style>
    <style:style style:name="T21" style:family="text">
      <style:text-properties fo:color="#333898" fo:font-family="'Times New Roman'" fo:font-size="12pt" fo:font-weight="bold" style:font-size-asian="12pt" style:font-family-complex="'Times New Roman'" style:font-size-complex="12pt" style:font-weight-complex="bold"/>
    </style:style>
    <style:style style:name="T22" style:family="text">
      <style:text-properties fo:color="#231f20" fo:font-family="'DejaVu Sans'" fo:font-size="12pt" style:font-size-asian="12pt" style:font-family-complex="'DejaVu Sans'" style:font-size-complex="12pt"/>
    </style:style>
    <style:style style:name="T23" style:family="text">
      <style:text-properties fo:color="#333898" fo:font-family="'Times New Roman'" fo:font-size="15.3999996185303pt" fo:font-weight="bold" style:font-size-asian="15.3999996185303pt" style:font-family-complex="'Times New Roman'" style:font-size-complex="15.3999996185303pt" style:font-weight-complex="bold"/>
    </style:style>
    <style:style style:name="T24" style:family="text">
      <style:text-properties fo:color="#333898" fo:font-family="'Times New Roman'" fo:font-size="12.3000001907349pt" fo:font-weight="bold" style:font-size-asian="12.3000001907349pt" style:font-family-complex="'Times New Roman'" style:font-size-complex="12.3000001907349pt" style:font-weight-complex="bold"/>
    </style:style>
    <style:style style:name="T25" style:family="text">
      <style:text-properties fo:color="#231f20" fo:font-family="'Times New Roman'" fo:font-size="12.3000001907349pt" fo:font-weight="bold" style:font-size-asian="12.3000001907349pt" style:font-family-complex="'Times New Roman'" style:font-size-complex="12.3000001907349pt" style:font-weight-complex="bold"/>
    </style:style>
    <style:style style:name="T26" style:family="text">
      <style:text-properties fo:color="#333898" fo:font-family="'Times New Roman'" fo:font-size="14pt" fo:font-weight="bold" style:font-size-asian="14pt" style:font-family-complex="'Times New Roman'" style:font-size-complex="14pt" style:font-weight-complex="bold"/>
    </style:style>
    <style:style style:name="T27" style:family="text">
      <style:text-properties fo:color="#231f20" fo:font-family="'Times New Roman'" fo:font-size="14pt" fo:font-weight="bold" style:font-size-asian="14pt" style:font-family-complex="'Times New Roman'" style:font-size-complex="14pt" style:font-weight-complex="bold"/>
    </style:style>
    <style:style style:name="T28" style:family="text">
      <style:text-properties fo:color="#231f20" fo:font-family="'Times New Roman'" fo:font-size="14pt" style:font-size-asian="14pt" style:font-family-complex="'Times New Roman'" style:font-size-complex="14pt"/>
    </style:style>
    <style:style style:name="T29" style:family="text">
      <style:text-properties fo:color="#231f20" fo:font-family="'Times New Roman'" fo:font-size="13pt" style:font-size-asian="13pt" style:font-family-complex="'Times New Roman'" style:font-size-complex="13pt"/>
    </style:style>
    <style:style style:name="T30" style:family="text">
      <style:text-properties fo:color="#231f20" fo:font-family="'Times New Roman'" fo:font-size="13pt" fo:font-style="italic" style:font-size-asian="13pt" style:font-family-complex="'Times New Roman'" style:font-size-complex="13pt" style:font-style-complex="italic"/>
    </style:style>
    <style:style style:name="T31" style:family="text">
      <style:text-properties fo:color="#231f20" fo:font-family="'Times New Roman'" fo:font-size="12.5pt" fo:font-weight="bold" style:font-size-asian="12.5pt" style:font-family-complex="'Times New Roman'" style:font-size-complex="12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0.989cm" svg:height="29.699cm" svg:x="0cm" svg:y="0cm" svg:viewBox="0 0 20990 29700" draw:points="0,0 20990,0 20990,29700 0,29700">
          <text:p/>
        </draw:polygon>
        <draw:frame draw:style-name="gr2" draw:layer="layout" svg:width="3.825cm" svg:height="0.386cm" svg:x="1.241cm" svg:y="1.198cm">
          <draw:text-box>
            <text:p text:style-name="P1"><text:span text:style-name="T1"><text:s text:c="43"/></text:span></text:p>
          </draw:text-box>
        </draw:frame>
        <draw:frame draw:style-name="gr3" draw:layer="layout" svg:width="8.871cm" svg:height="0.704cm" svg:x="5.605cm" svg:y="0.901cm">
          <draw:text-box>
            <text:p text:style-name="P1"><text:span text:style-name="T2">Reiterferien auf dem Bauernhof </text:span></text:p>
          </draw:text-box>
        </draw:frame>
        <draw:frame draw:style-name="gr4" draw:layer="layout" svg:width="6.098cm" svg:height="0.56cm" svg:x="1.241cm" svg:y="1.536cm">
          <draw:text-box>
            <text:p text:style-name="P1"><text:span text:style-name="T3"><text:s text:c="48"/></text:span></text:p>
          </draw:text-box>
        </draw:frame>
        <draw:frame draw:style-name="gr5" draw:layer="layout" svg:width="4.371cm" svg:height="0.471cm" svg:x="8.11cm" svg:y="1.608cm">
          <draw:text-box>
            <text:p text:style-name="P1"><text:span text:style-name="T4">- Fitness-Stall Badwerk -</text:span></text:p>
          </draw:text-box>
        </draw:frame>
        <draw:frame draw:style-name="gr6" draw:layer="layout" svg:width="7.08cm" svg:height="0.704cm" svg:x="1.241cm" svg:y="3.526cm">
          <draw:text-box>
            <text:p text:style-name="P1"><text:span text:style-name="T2"><text:s text:c="44"/></text:span></text:p>
          </draw:text-box>
        </draw:frame>
        <draw:frame draw:style-name="gr7" draw:text-style-name="P2" draw:layer="layout" svg:width="0.889cm" svg:height="1.778cm" svg:x="9.999cm" svg:y="2.032cm">
          <draw:image xlink:href="Pictures/100000000000002D0000005AC301C6AC.jpg" xlink:type="simple" xlink:show="embed" xlink:actuate="onLoad">
            <text:p/>
          </draw:image>
        </draw:frame>
        <draw:frame draw:style-name="gr8" draw:layer="layout" svg:width="2.788cm" svg:height="0.585cm" svg:x="8.978cm" svg:y="3.723cm">
          <draw:text-box>
            <text:p text:style-name="P1"><text:span text:style-name="T5">Anmeldung </text:span></text:p>
          </draw:text-box>
        </draw:frame>
        <draw:frame draw:style-name="gr9" draw:layer="layout" svg:width="8.833cm" svg:height="0.471cm" svg:x="2.296cm" svg:y="4.371cm">
          <draw:text-box>
            <text:p text:style-name="P1"><text:span text:style-name="T6"><text:s text:c="71"/></text:span><text:span text:style-name="T6">für die </text:span></text:p>
          </draw:text-box>
        </draw:frame>
        <draw:frame draw:style-name="gr10" draw:layer="layout" svg:width="0.214cm" svg:height="0.471cm" svg:x="1.241cm" svg:y="4.769cm">
          <draw:text-box>
            <text:p text:style-name="P1"><text:span text:style-name="T6"><text:s text:c="2"/></text:span></text:p>
          </draw:text-box>
        </draw:frame>
        <draw:frame draw:style-name="gr11" draw:layer="layout" svg:width="7.805cm" svg:height="0.471cm" svg:x="1.241cm" svg:y="5.249cm">
          <draw:text-box>
            <text:p text:style-name="P1"><text:span text:style-name="T6"><text:s text:c="9"/></text:span><text:span text:style-name="T6">............................... Ferienwoche <text:s text:c="10"/></text:span></text:p>
          </draw:text-box>
        </draw:frame>
        <draw:frame draw:style-name="gr12" draw:layer="layout" svg:width="6.589cm" svg:height="0.471cm" svg:x="9.99cm" svg:y="5.249cm">
          <draw:text-box>
            <text:p text:style-name="P1"><text:span text:style-name="T6">vom ......................... bis ......................</text:span></text:p>
          </draw:text-box>
        </draw:frame>
        <draw:frame draw:style-name="gr13" draw:layer="layout" svg:width="0.256cm" svg:height="0.56cm" svg:x="1.241cm" svg:y="5.695cm">
          <draw:text-box>
            <text:p text:style-name="P1"><text:span text:style-name="T3"><text:s text:c="2"/></text:span></text:p>
          </draw:text-box>
        </draw:frame>
        <draw:frame draw:style-name="gr14" draw:layer="layout" svg:width="0.565cm" svg:height="0.353cm" svg:x="1.393cm" svg:y="5.883cm">
          <draw:text-box>
            <text:p text:style-name="P1"><text:span text:style-name="T7"><text:s text:c="7"/></text:span></text:p>
          </draw:text-box>
        </draw:frame>
        <draw:frame draw:style-name="gr15" draw:layer="layout" svg:width="3.431cm" svg:height="0.56cm" svg:x="2.035cm" svg:y="5.695cm">
          <draw:text-box>
            <text:p text:style-name="P1"><text:span text:style-name="T3"><text:s text:c="27"/></text:span></text:p>
          </draw:text-box>
        </draw:frame>
        <draw:frame draw:style-name="gr16" draw:layer="layout" svg:width="9.726cm" svg:height="0.56cm" svg:x="1.841cm" svg:y="6.277cm">
          <draw:text-box>
            <text:p text:style-name="P1"><text:span text:style-name="T3"><text:s text:c="57"/></text:span><text:span text:style-name="T3">Programm </text:span></text:p>
          </draw:text-box>
        </draw:frame>
        <draw:frame draw:style-name="gr17" draw:layer="layout" svg:width="0.146cm" svg:height="0.323cm" svg:x="1.241cm" svg:y="6.886cm">
          <draw:text-box>
            <text:p text:style-name="P1"><text:span text:style-name="T8"><text:s text:c="2"/></text:span></text:p>
          </draw:text-box>
        </draw:frame>
        <draw:frame draw:style-name="gr18" draw:layer="layout" svg:width="16.495cm" svg:height="0.56cm" svg:x="1.241cm" svg:y="7.181cm">
          <draw:text-box>
            <text:p text:style-name="P1"><text:span text:style-name="T9">10 Unterrichtseinheiten ( Bodenarbeit , Theorie , <text:s/>Longen , Reitstunden und evtl. </text:span></text:p>
          </draw:text-box>
        </draw:frame>
        <draw:frame draw:style-name="gr19" draw:layer="layout" svg:width="17.27cm" svg:height="0.56cm" svg:x="1.241cm" svg:y="7.738cm">
          <draw:text-box>
            <text:p text:style-name="P1"><text:span text:style-name="T9">Ausritte) ; Vollpension mit Übernachtung im Mehr-Bett-Zimmer oder nach Wahl im </text:span></text:p>
          </draw:text-box>
        </draw:frame>
        <draw:frame draw:style-name="gr20" draw:layer="layout" svg:width="16.99cm" svg:height="0.56cm" svg:x="1.241cm" svg:y="8.32cm">
          <draw:text-box>
            <text:p text:style-name="P1"><text:span text:style-name="T9">Heu ; Freizeitbetreuung ; Lagerfeuer ; Bogenschießen ; je nach Witterung Grillen... </text:span></text:p>
          </draw:text-box>
        </draw:frame>
        <draw:frame draw:style-name="gr21" draw:layer="layout" svg:width="12.427cm" svg:height="0.386cm" svg:x="1.241cm" svg:y="8.927cm">
          <draw:text-box>
            <text:p text:style-name="P1"><text:span text:style-name="T10"><text:s text:c="42"/></text:span><text:span text:style-name="T10">In den Winterferien unterliegen dem Programm Änderungen. <text:s/></text:span></text:p>
          </draw:text-box>
        </draw:frame>
        <draw:frame draw:style-name="gr22" draw:layer="layout" svg:width="0.18cm" svg:height="0.386cm" svg:x="1.241cm" svg:y="9.329cm">
          <draw:text-box>
            <text:p text:style-name="P1"><text:span text:style-name="T1"><text:s text:c="2"/></text:span></text:p>
          </draw:text-box>
        </draw:frame>
        <draw:frame draw:style-name="gr23" draw:layer="layout" svg:width="9.138cm" svg:height="0.56cm" svg:x="1.94cm" svg:y="9.696cm">
          <draw:text-box>
            <text:p text:style-name="P1"><text:span text:style-name="T3"><text:s text:c="59"/></text:span><text:span text:style-name="T3">Kosten </text:span></text:p>
          </draw:text-box>
        </draw:frame>
        <draw:frame draw:style-name="gr17" draw:layer="layout" svg:width="0.146cm" svg:height="0.323cm" svg:x="1.241cm" svg:y="10.304cm">
          <draw:text-box>
            <text:p text:style-name="P1"><text:span text:style-name="T8"><text:s text:c="2"/></text:span></text:p>
          </draw:text-box>
        </draw:frame>
        <draw:frame draw:style-name="gr24" draw:layer="layout" svg:width="2.868cm" svg:height="0.56cm" svg:x="2.829cm" svg:y="10.599cm">
          <draw:text-box>
            <text:p text:style-name="P1"><text:span text:style-name="T9">Vollpension : </text:span></text:p>
          </draw:text-box>
        </draw:frame>
        <draw:frame draw:style-name="gr13" draw:layer="layout" svg:width="0.256cm" svg:height="0.56cm" svg:x="9.757cm" svg:y="10.595cm">
          <draw:text-box>
            <text:p text:style-name="P1"><text:span text:style-name="T3"><text:s text:c="2"/></text:span></text:p>
          </draw:text-box>
        </draw:frame>
        <draw:frame draw:style-name="gr25" draw:layer="layout" svg:width="4.489cm" svg:height="0.56cm" svg:x="12.791cm" svg:y="10.599cm">
          <draw:text-box>
            <text:p text:style-name="P1"><text:span text:style-name="T9">Ohne Übernachtung : </text:span></text:p>
          </draw:text-box>
        </draw:frame>
        <draw:frame draw:style-name="gr26" draw:layer="layout" svg:width="1.272cm" svg:height="0.56cm" svg:x="17.829cm" svg:y="10.595cm">
          <draw:text-box>
            <text:p text:style-name="P1"><text:span text:style-name="T3">275 € </text:span></text:p>
          </draw:text-box>
        </draw:frame>
        <draw:frame draw:style-name="gr13" draw:layer="layout" svg:width="0.256cm" svg:height="0.56cm" svg:x="8.964cm" svg:y="11.181cm">
          <draw:text-box>
            <text:p text:style-name="P1"><text:span text:style-name="T9"><text:s text:c="2"/></text:span></text:p>
          </draw:text-box>
        </draw:frame>
        <draw:frame draw:style-name="gr27" draw:layer="layout" svg:width="6.733cm" svg:height="0.56cm" svg:x="1.241cm" svg:y="11.763cm">
          <draw:text-box>
            <text:p text:style-name="P1"><text:span text:style-name="T9"><text:s text:c="53"/></text:span></text:p>
          </draw:text-box>
        </draw:frame>
        <draw:frame draw:style-name="gr28" draw:layer="layout" svg:width="3.27cm" svg:height="0.56cm" svg:x="8.812cm" svg:y="11.763cm">
          <draw:text-box>
            <text:p text:style-name="P1"><text:span text:style-name="T3">Informationen </text:span></text:p>
          </draw:text-box>
        </draw:frame>
        <draw:frame draw:style-name="gr29" draw:layer="layout" svg:width="0.256cm" svg:height="0.56cm" svg:x="12.505cm" svg:y="11.763cm">
          <draw:text-box>
            <text:p text:style-name="P1"><text:span text:style-name="T9"><text:s text:c="2"/></text:span></text:p>
          </draw:text-box>
        </draw:frame>
        <draw:frame draw:style-name="gr30" draw:layer="layout" svg:width="7.305cm" svg:height="0.471cm" svg:x="1.241cm" svg:y="12.351cm">
          <draw:text-box>
            <text:p text:style-name="P1"><text:span text:style-name="T11"><text:s text:c="69"/></text:span></text:p>
          </draw:text-box>
        </draw:frame>
        <draw:frame draw:style-name="gr31" draw:layer="layout" svg:width="1.416cm" svg:height="0.471cm" svg:x="9.666cm" svg:y="12.347cm">
          <draw:text-box>
            <text:p text:style-name="P1"><text:span text:style-name="T6">für uns </text:span></text:p>
          </draw:text-box>
        </draw:frame>
        <draw:frame draw:style-name="gr17" draw:layer="layout" svg:width="0.146cm" svg:height="0.323cm" svg:x="1.241cm" svg:y="12.844cm">
          <draw:text-box>
            <text:p text:style-name="P1"><text:span text:style-name="T12"><text:s text:c="2"/></text:span></text:p>
          </draw:text-box>
        </draw:frame>
        <draw:frame draw:style-name="gr32" draw:layer="layout" svg:width="1.602cm" svg:height="0.56cm" svg:x="1.64cm" svg:y="13.167cm">
          <draw:text-box>
            <text:p text:style-name="P1"><text:span text:style-name="T9">Name : </text:span></text:p>
          </draw:text-box>
        </draw:frame>
        <draw:frame draw:style-name="gr33" draw:layer="layout" svg:width="3.262cm" svg:height="0.56cm" svg:x="10.71cm" svg:y="13.167cm">
          <draw:text-box>
            <text:p text:style-name="P1"><text:span text:style-name="T9">Geburtsdatum : </text:span></text:p>
          </draw:text-box>
        </draw:frame>
        <draw:frame draw:style-name="gr34" draw:layer="layout" svg:width="1.971cm" svg:height="0.56cm" svg:x="1.64cm" svg:y="13.852cm">
          <draw:text-box>
            <text:p text:style-name="P1"><text:span text:style-name="T9">Telefon : </text:span></text:p>
          </draw:text-box>
        </draw:frame>
        <draw:frame draw:style-name="gr35" draw:layer="layout" svg:width="3.207cm" svg:height="0.56cm" svg:x="10.71cm" svg:y="13.852cm">
          <draw:text-box>
            <text:p text:style-name="P1"><text:span text:style-name="T9">Reiterfahrung : </text:span></text:p>
          </draw:text-box>
        </draw:frame>
        <draw:frame draw:style-name="gr36" draw:layer="layout" svg:width="4.773cm" svg:height="0.56cm" svg:x="1.64cm" svg:y="14.532cm">
          <draw:text-box>
            <text:p text:style-name="P1"><text:span text:style-name="T9">PLZ : <text:s text:c="19"/>Ort : </text:span></text:p>
          </draw:text-box>
        </draw:frame>
        <draw:frame draw:style-name="gr37" draw:layer="layout" svg:width="1.687cm" svg:height="0.56cm" svg:x="10.71cm" svg:y="14.532cm">
          <draw:text-box>
            <text:p text:style-name="P1"><text:span text:style-name="T9">Straße : </text:span></text:p>
          </draw:text-box>
        </draw:frame>
        <draw:frame draw:style-name="gr17" draw:layer="layout" svg:width="0.146cm" svg:height="0.323cm" svg:x="1.241cm" svg:y="14.936cm">
          <draw:text-box>
            <text:p text:style-name="P1"><text:span text:style-name="T12"><text:s text:c="2"/></text:span></text:p>
          </draw:text-box>
        </draw:frame>
        <draw:frame draw:style-name="gr13" draw:layer="layout" svg:width="0.256cm" svg:height="0.56cm" svg:x="1.728cm" svg:y="15.182cm">
          <draw:text-box>
            <text:p text:style-name="P1"><text:span text:style-name="T9"><text:s text:c="2"/></text:span></text:p>
          </draw:text-box>
        </draw:frame>
        <draw:frame draw:style-name="gr38" draw:layer="layout" svg:width="2.631cm" svg:height="0.471cm" svg:x="1.354cm" svg:y="15.261cm">
          <draw:text-box>
            <text:p text:style-name="P1"><text:span text:style-name="T6">Wissenswertes</text:span></text:p>
          </draw:text-box>
        </draw:frame>
        <draw:frame draw:style-name="gr13" draw:layer="layout" svg:width="0.256cm" svg:height="0.56cm" svg:x="4.935cm" svg:y="15.178cm">
          <draw:text-box>
            <text:p text:style-name="P1"><text:span text:style-name="T3"><text:s text:c="2"/></text:span></text:p>
          </draw:text-box>
        </draw:frame>
        <draw:frame draw:style-name="gr39" draw:layer="layout" svg:width="5.328cm" svg:height="0.39cm" svg:x="4.187cm" svg:y="15.26cm">
          <draw:text-box>
            <text:p text:style-name="P1"><text:span text:style-name="T13">( z.B.Allergien , Medikamente , ... ) <text:s text:c="2"/></text:span></text:p>
          </draw:text-box>
        </draw:frame>
        <draw:frame draw:style-name="gr17" draw:layer="layout" svg:width="0.146cm" svg:height="0.323cm" svg:x="1.241cm" svg:y="15.758cm">
          <draw:text-box>
            <text:p text:style-name="P1"><text:span text:style-name="T12"><text:s text:c="2"/></text:span></text:p>
          </draw:text-box>
        </draw:frame>
        <draw:frame draw:style-name="gr10" draw:layer="layout" svg:width="0.214cm" svg:height="0.471cm" svg:x="17.236cm" svg:y="16.083cm">
          <draw:text-box>
            <text:p text:style-name="P1"><text:span text:style-name="T11"><text:s text:c="2"/></text:span></text:p>
          </draw:text-box>
        </draw:frame>
        <draw:frame draw:style-name="gr22" draw:layer="layout" svg:width="0.18cm" svg:height="0.386cm" svg:x="1.241cm" svg:y="16.59cm">
          <draw:text-box>
            <text:p text:style-name="P1"><text:span text:style-name="T1"><text:s text:c="2"/></text:span></text:p>
          </draw:text-box>
        </draw:frame>
        <draw:frame draw:style-name="gr40" draw:layer="layout" svg:width="5.006cm" svg:height="0.471cm" svg:x="1.337cm" svg:y="16.983cm">
          <draw:text-box>
            <text:p text:style-name="P1"><text:span text:style-name="T6">Einverständniserklärung : <text:s/></text:span></text:p>
          </draw:text-box>
        </draw:frame>
        <draw:frame draw:style-name="gr41" draw:layer="layout" svg:width="13.07cm" svg:height="0.471cm" svg:x="7.591cm" svg:y="16.986cm">
          <draw:text-box>
            <text:p text:style-name="P1"><text:span text:style-name="T11">Hiermit bestätige ich , dass mein Kind an sämtlichen <text:s text:c="38"/></text:span></text:p>
          </draw:text-box>
        </draw:frame>
        <draw:frame draw:style-name="gr42" draw:layer="layout" svg:width="8.887cm" svg:height="0.471cm" svg:x="2.042cm" svg:y="17.462cm">
          <draw:text-box>
            <text:p text:style-name="P1"><text:span text:style-name="T14">00000000000000</text:span><text:span text:style-name="T11"> <text:s text:c="23"/>Aktivitäten unseres </text:span></text:p>
          </draw:text-box>
        </draw:frame>
        <draw:frame draw:style-name="gr43" draw:layer="layout" svg:width="2.309cm" svg:height="0.471cm" svg:x="11.465cm" svg:y="17.455cm">
          <draw:text-box>
            <text:p text:style-name="P1"><text:span text:style-name="T15">Fitness-Stalls</text:span></text:p>
          </draw:text-box>
        </draw:frame>
        <draw:frame draw:style-name="gr44" draw:layer="layout" svg:width="3.088cm" svg:height="0.471cm" svg:x="14.121cm" svg:y="17.462cm">
          <draw:text-box>
            <text:p text:style-name="P1"><text:span text:style-name="T11"><text:s/></text:span><text:span text:style-name="T11">teilnehmen darf . </text:span></text:p>
          </draw:text-box>
        </draw:frame>
        <draw:frame draw:style-name="gr45" draw:layer="layout" svg:width="5.256cm" svg:height="0.323cm" svg:x="1.241cm" svg:y="17.931cm">
          <draw:text-box>
            <text:p text:style-name="P1"><text:span text:style-name="T12"><text:s text:c="73"/></text:span></text:p>
          </draw:text-box>
        </draw:frame>
        <draw:frame draw:style-name="gr46" draw:layer="layout" svg:width="7.199cm" svg:height="0.471cm" svg:x="1.241cm" svg:y="18.284cm">
          <draw:text-box>
            <text:p text:style-name="P1"><text:span text:style-name="T11"><text:s text:c="68"/></text:span></text:p>
          </draw:text-box>
        </draw:frame>
        <draw:frame draw:style-name="gr47" draw:layer="layout" svg:width="2.39cm" svg:height="0.471cm" svg:x="11.232cm" svg:y="19.085cm">
          <draw:text-box>
            <text:p text:style-name="P1"><text:span text:style-name="T4">Unterschrift :</text:span></text:p>
          </draw:text-box>
        </draw:frame>
        <draw:frame draw:style-name="gr48" draw:layer="layout" svg:width="6.881cm" svg:height="0.471cm" svg:x="1.241cm" svg:y="18.761cm">
          <draw:text-box>
            <text:p text:style-name="P1"><text:span text:style-name="T11"><text:s text:c="65"/></text:span></text:p>
          </draw:text-box>
        </draw:frame>
        <draw:frame draw:style-name="gr49" draw:layer="layout" svg:width="5.357cm" svg:height="0.433cm" svg:x="11.278cm" svg:y="19.642cm">
          <draw:text-box>
            <text:p text:style-name="P1"><text:span text:style-name="T16">( Achtung : <text:s text:c="6"/>die Anmeldung ist </text:span></text:p>
          </draw:text-box>
        </draw:frame>
        <draw:frame draw:style-name="gr50" draw:layer="layout" svg:width="1.924cm" svg:height="0.433cm" svg:x="16.831cm" svg:y="19.642cm">
          <draw:text-box>
            <text:p text:style-name="P1"><text:span text:style-name="T17">verbindlich </text:span></text:p>
          </draw:text-box>
        </draw:frame>
        <draw:frame draw:style-name="gr51" draw:layer="layout" svg:width="0.362cm" svg:height="0.433cm" svg:x="18.972cm" svg:y="19.607cm">
          <draw:text-box>
            <text:p text:style-name="P1"><text:span text:style-name="T16">! )</text:span></text:p>
          </draw:text-box>
        </draw:frame>
        <draw:frame draw:style-name="gr52" draw:layer="layout" svg:width="0.205cm" svg:height="0.442cm" svg:x="1.241cm" svg:y="19.206cm">
          <draw:text-box>
            <text:p text:style-name="P1"><text:span text:style-name="T18"><text:s text:c="2"/></text:span></text:p>
          </draw:text-box>
        </draw:frame>
        <draw:frame draw:style-name="gr52" draw:layer="layout" svg:width="0.205cm" svg:height="0.442cm" svg:x="15.924cm" svg:y="20.109cm">
          <draw:text-box>
            <text:p text:style-name="P1"><text:span text:style-name="T18"><text:s text:c="2"/></text:span></text:p>
          </draw:text-box>
        </draw:frame>
        <draw:frame draw:style-name="gr53" draw:layer="layout" svg:width="18.493cm" svg:height="0.39cm" svg:x="1.351cm" svg:y="21.205cm">
          <draw:text-box>
            <text:p text:style-name="P1"><text:span text:style-name="T19">------------------------------------------------------------------------------------------------------------------------------------------------------------</text:span></text:p>
          </draw:text-box>
        </draw:frame>
        <draw:frame draw:style-name="gr54" draw:layer="layout" svg:width="18.95cm" svg:height="0.323cm" svg:x="1.241cm" svg:y="21.456cm">
          <draw:text-box>
            <text:p text:style-name="P1"><text:span text:style-name="T12">( bitte hier abtrennen ) <text:s/>( bitte hier abtrennen ) <text:s/>( bitte hier abtrennen ) <text:s/>( bitte hier abtrennen ) <text:s/>( bitte hier abtrennen )( bitte hier abtrennen )( bitte hier abtrennen )</text:span></text:p>
          </draw:text-box>
        </draw:frame>
        <draw:frame draw:style-name="gr55" draw:layer="layout" svg:width="0.218cm" svg:height="0.323cm" svg:x="19.558cm" svg:y="21.459cm">
          <draw:text-box>
            <text:p text:style-name="P1"><text:span text:style-name="T8"><text:s text:c="3"/></text:span></text:p>
          </draw:text-box>
        </draw:frame>
        <draw:frame draw:style-name="gr17" draw:layer="layout" svg:width="0.146cm" svg:height="0.323cm" svg:x="1.241cm" svg:y="21.83cm">
          <draw:text-box>
            <text:p text:style-name="P1"><text:span text:style-name="T8"><text:s text:c="2"/></text:span></text:p>
          </draw:text-box>
        </draw:frame>
        <draw:frame draw:style-name="gr13" draw:layer="layout" svg:width="0.256cm" svg:height="0.56cm" svg:x="12.537cm" svg:y="22.1cm">
          <draw:text-box>
            <text:p text:style-name="P1"><text:span text:style-name="T20"><text:s text:c="2"/></text:span></text:p>
          </draw:text-box>
        </draw:frame>
        <draw:frame draw:style-name="gr56" draw:layer="layout" svg:width="1.526cm" svg:height="0.56cm" svg:x="1.241cm" svg:y="22.601cm">
          <draw:text-box>
            <text:p text:style-name="P1"><text:span text:style-name="T3"><text:s text:c="12"/></text:span></text:p>
          </draw:text-box>
        </draw:frame>
        <draw:frame draw:style-name="gr10" draw:layer="layout" svg:width="0.214cm" svg:height="0.471cm" svg:x="11.07cm" svg:y="22.683cm">
          <draw:text-box>
            <text:p text:style-name="P1"><text:span text:style-name="T21"><text:s text:c="2"/></text:span></text:p>
          </draw:text-box>
        </draw:frame>
        <draw:frame draw:style-name="gr10" draw:layer="layout" svg:width="0.273cm" svg:height="0.497cm" svg:x="4.783cm" svg:y="23.804cm">
          <draw:text-box>
            <text:p text:style-name="P1"><text:span text:style-name="T22"><text:s text:c="2"/></text:span></text:p>
          </draw:text-box>
        </draw:frame>
        <draw:frame draw:style-name="gr57" draw:layer="layout" svg:width="0.849cm" svg:height="0.471cm" svg:x="8.537cm" svg:y="24.698cm">
          <draw:text-box>
            <text:p text:style-name="P1"><text:span text:style-name="T6"><text:s text:c="8"/></text:span></text:p>
          </draw:text-box>
        </draw:frame>
        <draw:frame draw:style-name="gr10" draw:layer="layout" svg:width="0.273cm" svg:height="0.497cm" svg:x="8.597cm" svg:y="25.285cm">
          <draw:text-box>
            <text:p text:style-name="P1"><text:span text:style-name="T22"><text:s text:c="2"/></text:span></text:p>
          </draw:text-box>
        </draw:frame>
        <draw:frame draw:style-name="gr58" draw:layer="layout" svg:width="0.637cm" svg:height="0.471cm" svg:x="1.241cm" svg:y="26.631cm">
          <draw:text-box>
            <text:p text:style-name="P1"><text:span text:style-name="T14">000</text:span></text:p>
          </draw:text-box>
        </draw:frame>
        <draw:frame draw:style-name="gr59" draw:layer="layout" svg:width="0.273cm" svg:height="0.603cm" svg:x="5.312cm" svg:y="22.231cm">
          <draw:text-box>
            <text:p text:style-name="P1"><text:span text:style-name="T23"><text:s text:c="2"/></text:span></text:p>
          </draw:text-box>
        </draw:frame>
        <draw:frame draw:style-name="gr60" draw:layer="layout" svg:width="5.069cm" svg:height="0.603cm" svg:x="7.81cm" svg:y="22.231cm">
          <draw:text-box>
            <text:p text:style-name="P1"><text:span text:style-name="T23">Informationen für Sie</text:span></text:p>
          </draw:text-box>
        </draw:frame>
        <draw:frame draw:style-name="gr61" draw:layer="layout" svg:width="0.222cm" svg:height="0.484cm" svg:x="7.69cm" svg:y="23.013cm">
          <draw:text-box>
            <text:p text:style-name="P1"><text:span text:style-name="T24"><text:s text:c="2"/></text:span></text:p>
          </draw:text-box>
        </draw:frame>
        <draw:frame draw:style-name="gr62" draw:layer="layout" svg:width="1.323cm" svg:height="0.484cm" svg:x="3.848cm" svg:y="23.447cm">
          <draw:text-box>
            <text:p text:style-name="P1"><text:span text:style-name="T25"><text:s text:c="12"/></text:span></text:p>
          </draw:text-box>
        </draw:frame>
        <draw:frame draw:style-name="gr63" draw:layer="layout" svg:width="0.248cm" svg:height="0.547cm" svg:x="12.83cm" svg:y="23.347cm">
          <draw:text-box>
            <text:p text:style-name="P1"><text:span text:style-name="T26"><text:s text:c="2"/></text:span></text:p>
          </draw:text-box>
        </draw:frame>
        <draw:frame draw:style-name="gr64" draw:layer="layout" svg:width="2.847cm" svg:height="0.547cm" svg:x="1.375cm" svg:y="23.312cm">
          <draw:text-box>
            <text:p text:style-name="P1"><text:span text:style-name="T27">Veranstalter:</text:span></text:p>
          </draw:text-box>
        </draw:frame>
        <draw:frame draw:style-name="gr65" draw:layer="layout" svg:width="4.455cm" svg:height="0.547cm" svg:x="6.395cm" svg:y="23.308cm">
          <draw:text-box>
            <text:p text:style-name="P1"><text:span text:style-name="T28">Fitness-Stall-Badwerk</text:span></text:p>
          </draw:text-box>
        </draw:frame>
        <draw:frame draw:style-name="gr66" draw:layer="layout" svg:width="2.169cm" svg:height="0.547cm" svg:x="6.395cm" svg:y="23.869cm">
          <draw:text-box>
            <text:p text:style-name="P1"><text:span text:style-name="T28">Badwerk 1</text:span></text:p>
          </draw:text-box>
        </draw:frame>
        <draw:frame draw:style-name="gr67" draw:layer="layout" svg:width="3.693cm" svg:height="0.547cm" svg:x="6.395cm" svg:y="24.427cm">
          <draw:text-box>
            <text:p text:style-name="P1"><text:span text:style-name="T28">86975 Bernbeuren</text:span></text:p>
          </draw:text-box>
        </draw:frame>
        <draw:frame draw:style-name="gr68" draw:layer="layout" svg:width="3.761cm" svg:height="0.547cm" svg:x="13.578cm" svg:y="23.358cm">
          <draw:text-box>
            <text:p text:style-name="P1"><text:span text:style-name="T27">Tel.: 08860 - 8312</text:span></text:p>
          </draw:text-box>
        </draw:frame>
        <draw:frame draw:style-name="gr69" draw:layer="layout" svg:width="4.248cm" svg:height="0.547cm" svg:x="13.578cm" svg:y="23.922cm">
          <draw:text-box>
            <text:p text:style-name="P1"><text:span text:style-name="T27">Fax: 08860 - 921528</text:span></text:p>
          </draw:text-box>
        </draw:frame>
        <draw:frame draw:style-name="gr70" draw:layer="layout" svg:width="4.227cm" svg:height="0.547cm" svg:x="1.379cm" svg:y="25.951cm">
          <draw:text-box>
            <text:p text:style-name="P1"><text:span text:style-name="T27">Was nehme ich mit!</text:span></text:p>
          </draw:text-box>
        </draw:frame>
        <draw:frame draw:style-name="gr71" draw:layer="layout" svg:width="16.677cm" svg:height="0.505cm" svg:x="1.375cm" svg:y="26.617cm">
          <draw:text-box>
            <text:p text:style-name="P1"><text:span text:style-name="T29">Reithelm / Fahradhelm, (Reit-)Handschuhe, Reitstiefel / Gummistiefel, Reithose / Leggins,</text:span></text:p>
          </draw:text-box>
        </draw:frame>
        <draw:frame draw:style-name="gr72" draw:layer="layout" svg:width="17.414cm" svg:height="0.505cm" svg:x="1.375cm" svg:y="27.164cm">
          <draw:text-box>
            <text:p text:style-name="P1"><text:span text:style-name="T29">Kleidung für den Stall, warmen Pullover, Schlafanzug, Badesachen, Unterwäsche, Waschzeug,</text:span></text:p>
          </draw:text-box>
        </draw:frame>
        <draw:frame draw:style-name="gr73" draw:layer="layout" svg:width="18.125cm" svg:height="0.505cm" svg:x="1.375cm" svg:y="27.711cm">
          <draw:text-box>
            <text:p text:style-name="P1"><text:span text:style-name="T29">Handtücher, Schlafsack, Regenzeug, Sonnencreme, Mückenschutz, Versichertenkarte, Kopfkissen.</text:span></text:p>
          </draw:text-box>
        </draw:frame>
        <draw:frame draw:style-name="gr74" draw:layer="layout" svg:width="8.879cm" svg:height="0.505cm" svg:x="1.375cm" svg:y="28.251cm">
          <draw:text-box>
            <text:p text:style-name="P1"><text:span text:style-name="T30">Winterutensilien, falls entsprechende Jahreszeit.</text:span></text:p>
          </draw:text-box>
        </draw:frame>
        <draw:frame draw:style-name="gr75" draw:text-style-name="P1" draw:layer="layout" svg:width="1.145cm" svg:height="0.56cm" svg:x="6.138cm" svg:y="10.595cm">
          <draw:text-box>
            <text:p text:style-name="P1"><text:span text:style-name="T3">330 €</text:span></text:p>
          </draw:text-box>
        </draw:frame>
        <draw:frame draw:style-name="gr76" draw:layer="layout" svg:width="8.575cm" svg:height="0.488cm" svg:x="1.382cm" svg:y="19.083cm">
          <draw:text-box>
            <text:p text:style-name="P1"><text:span text:style-name="T31">Damit der Platz fest für Sie reserviert werden</text:span></text:p>
          </draw:text-box>
        </draw:frame>
        <draw:line draw:style-name="gr77" draw:layer="layout" svg:x1="1.499cm" svg:y1="4.998cm" svg:x2="19.501cm" svg:y2="4.998cm">
          <text:p/>
        </draw:line>
        <draw:polygon draw:style-name="gr77" draw:layer="layout" svg:width="18.001cm" svg:height="1.001cm" svg:x="1.499cm" svg:y="4.998cm" svg:viewBox="0 0 18002 1002" draw:points="8999,1002 0,1002 0,0 18002,0 18002,1002">
          <text:p/>
        </draw:polygon>
        <draw:polygon draw:style-name="gr77" draw:layer="layout" svg:width="18.001cm" svg:height="0.698cm" svg:x="1.499cm" svg:y="12.999cm" svg:viewBox="0 0 18002 699" draw:points="8999,699 0,699 0,0 18002,0 18002,699">
          <text:p/>
        </draw:polygon>
        <draw:polygon draw:style-name="gr77" draw:layer="layout" svg:width="18.001cm" svg:height="0.701cm" svg:x="1.499cm" svg:y="13.698cm" svg:viewBox="0 0 18002 702" draw:points="8999,702 0,702 0,0 18002,0 18002,702">
          <text:p/>
        </draw:polygon>
        <draw:polygon draw:style-name="gr77" draw:layer="layout" svg:width="18.001cm" svg:height="0.697cm" svg:x="1.499cm" svg:y="14.4cm" svg:viewBox="0 0 18002 698" draw:points="8999,698 0,698 0,0 18002,0 18002,698">
          <text:p/>
        </draw:polygon>
        <draw:line draw:style-name="gr77" draw:layer="layout" svg:x1="1.499cm" svg:y1="16.499cm" svg:x2="19.501cm" svg:y2="16.499cm">
          <text:p/>
        </draw:line>
        <draw:polygon draw:style-name="gr77" draw:layer="layout" svg:width="0.496cm" svg:height="0.497cm" svg:x="1.901cm" svg:y="10.6cm" svg:viewBox="0 0 497 498" draw:points="247,498 0,498 0,0 497,0 497,498">
          <text:p/>
        </draw:polygon>
        <draw:polygon draw:style-name="gr77" draw:layer="layout" svg:width="0.5cm" svg:height="0.497cm" svg:x="11.899cm" svg:y="10.6cm" svg:viewBox="0 0 501 498" draw:points="250,498 0,498 0,0 501,0 501,498">
          <text:p/>
        </draw:polygon>
        <draw:polygon draw:style-name="gr77" draw:layer="layout" svg:width="18.001cm" svg:height="0.997cm" svg:x="1.499cm" svg:y="10.301cm" svg:viewBox="0 0 18002 998" draw:points="8999,998 0,998 0,0 18002,0 18002,998">
          <text:p/>
        </draw:polygon>
        <draw:line draw:style-name="gr77" draw:layer="layout" svg:x1="13.8cm" svg:y1="19.501cm" svg:x2="19.3cm" svg:y2="19.501cm">
          <text:p/>
        </draw:line>
        <draw:line draw:style-name="gr77" draw:layer="layout" svg:x1="10.399cm" svg:y1="13.098cm" svg:x2="10.399cm" svg:y2="15.098cm">
          <text:p/>
        </draw:line>
        <draw:polygon draw:style-name="gr78" draw:layer="layout" svg:width="13.599cm" svg:height="1.989cm" svg:x="5.901cm" svg:y="23.11cm" svg:viewBox="0 0 13600 1990" draw:points="6799,1990 0,1990 0,0 13600,0 13600,1990">
          <text:p/>
        </draw:polygon>
        <draw:frame draw:style-name="gr79" draw:layer="layout" svg:width="8.79cm" svg:height="0.488cm" svg:x="1.382cm" svg:y="19.581cm">
          <draw:text-box>
            <text:p text:style-name="P1"><text:span text:style-name="T31">kann, bitten wir um telefonische Rücksprach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1-08T01:16:38</dc:date>
    <dc:creator>administrator </dc:creator>
    <meta:generator>LibreOffice/3.5$Linux_X86_64 LibreOffice_project/350m1$Build-2</meta:generator>
    <meta:editing-duration>P0D</meta:editing-duration>
    <meta:editing-cycles>1</meta:editing-cycles>
    <meta:document-statistic meta:object-count="105"/>
  </office:meta>
</office:document-meta>
</file>